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2.0pt"/>
    </style:style>
    <style:style style:name="P2" style:family="paragraph" style:parent-style-name="Standard">
      <style:text-properties style:font-name="Menlo" fo:font-size="12.0pt" fo:color="#808080"/>
    </style:style>
    <style:style style:name="P3" style:family="paragraph" style:parent-style-name="Standard">
      <style:text-properties style:font-name="Menlo" fo:font-size="12.0pt" fo:color="#800000"/>
    </style:style>
    <style:style style:name="P4" style:family="paragraph" style:parent-style-name="Standard">
      <style:text-properties style:font-name="Menlo" fo:font-size="12.0pt" fo:color="#8e00c6"/>
    </style:style>
    <style:style style:name="P5" style:family="paragraph" style:parent-style-name="Standard">
      <style:text-properties style:font-name="Menlo" fo:font-size="12.0pt" fo:color="#008000"/>
    </style:style>
    <style:style style:name="P6" style:family="paragraph" style:parent-style-name="Standard">
      <style:text-properties style:font-name="Menlo" fo:font-size="12.0pt" fo:color="#006464"/>
    </style:style>
    <style:style style:name="T1" style:family="text">
      <style:text-properties fo:font-weight="bold" fo:font-weight-asian="bold" fo:font-weight-complex="bold" fo:color="#800000"/>
    </style:style>
    <style:style style:name="T2" style:family="text">
      <style:text-properties fo:color="#ff0000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color="#000000"/>
    </style:style>
    <style:style style:name="T5" style:family="text">
      <style:text-properties fo:color="#006464"/>
    </style:style>
    <style:style style:name="T6" style:family="text">
      <style:text-properties fo:color="#8e00c6"/>
    </style:style>
    <style:style style:name="T7" style:family="text">
      <style:text-properties fo:font-weight="bold" fo:font-weight-asian="bold" fo:font-weight-complex="bold" fo:color="#00008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use</text:span><text:s/>social_platform<text:span text:style-name="T2">;</text:span></text:p>
      <text:p text:style-name="P1"/>
      <text:p text:style-name="P2">/* Seleziona gli utenti che hanno postato almeno un video */</text:p>
      <text:p text:style-name="P3"><text:span text:style-name="T3">SELECT</text:span><text:span text:style-name="T4"><text:s/></text:span><text:span text:style-name="T3">DISTINCT</text:span><text:span text:style-name="T4"><text:s/></text:span><text:span text:style-name="T5">username</text:span></text:p>
      <text:p text:style-name="P4"><text:span text:style-name="T1">FROM</text:span><text:span text:style-name="T4"><text:s/></text:span>users<text:span text:style-name="T4"><text:s/></text:span></text:p>
      <text:p text:style-name="P4"><text:span text:style-name="T1">JOIN</text:span><text:span text:style-name="T4"><text:s/></text:span>medias</text:p>
      <text:p text:style-name="P4"><text:span text:style-name="T1">ON</text:span><text:span text:style-name="T4"><text:s/></text:span>users<text:span text:style-name="T4">.</text:span><text:span text:style-name="T5">id</text:span><text:span text:style-name="T4"><text:s/>= </text:span>medias<text:span text:style-name="T4">.</text:span><text:span text:style-name="T5">user_id</text:span></text:p>
      <text:p text:style-name="P5"><text:span text:style-name="T1">WHERE</text:span><text:span text:style-name="T4"><text:s/></text:span><text:span text:style-name="T5">`type`</text:span><text:span text:style-name="T4"><text:s/>= </text:span><text:span text:style-name="T3">'video'</text:span><text:span text:style-name="T2">;</text:span></text:p>
      <text:p text:style-name="P1"/>
      <text:p text:style-name="P1"/>
      <text:p text:style-name="P2">/* Seleziona tutti i post senza Like (13) */</text:p>
      <text:p text:style-name="P3"><text:span text:style-name="T3">SELECT</text:span><text:span text:style-name="T4"><text:s/></text:span><text:span text:style-name="T5">title</text:span></text:p>
      <text:p text:style-name="P4"><text:span text:style-name="T1">FROM</text:span><text:span text:style-name="T4"><text:s/></text:span>posts</text:p>
      <text:p text:style-name="P3"><text:span text:style-name="T3">LEFT</text:span><text:span text:style-name="T4"><text:s/></text:span><text:span text:style-name="T3">JOIN</text:span><text:span text:style-name="T4"><text:s/></text:span><text:span text:style-name="T6">likes</text:span></text:p>
      <text:p text:style-name="P4"><text:span text:style-name="T1">ON</text:span><text:span text:style-name="T4"><text:s/></text:span>posts<text:span text:style-name="T4">.</text:span><text:span text:style-name="T5">id</text:span><text:span text:style-name="T4"><text:s/>= </text:span>likes<text:span text:style-name="T4">.</text:span><text:span text:style-name="T5">post_id</text:span><text:span text:style-name="T4"><text:s/></text:span></text:p>
      <text:p text:style-name="P3"><text:span text:style-name="T3">WHERE</text:span><text:span text:style-name="T4"><text:s/></text:span><text:span text:style-name="T5">post_id</text:span><text:span text:style-name="T4"><text:s/></text:span><text:span text:style-name="T3">IS</text:span><text:span text:style-name="T4"><text:s/></text:span><text:span text:style-name="T3">NULL</text:span><text:span text:style-name="T4"><text:s/></text:span><text:span text:style-name="T2">;</text:span></text:p>
      <text:p text:style-name="P1"/>
      <text:p text:style-name="P1"/>
      <text:p text:style-name="P2">/* Conta il numero di like per ogni post (152) </text:p>
      <text:p text:style-name="P2"><text:s/>* IN QUESTO ESERCIZIO HO PRESO L'ID DEI POST E NON IL TITLE PERCHE' PROBABILMENTE CI SONO DEI TITOLI UGUALI </text:p>
      <text:p text:style-name="P2"><text:s/>* E NEL RAGGRUPPARLI DUE SPARISCONO E IL RISULTATO è 150 AL POSTO DI 152 */</text:p>
      <text:p text:style-name="P5"><text:span text:style-name="T1">SELECT</text:span><text:span text:style-name="T4"><text:s/></text:span><text:span text:style-name="T6">posts</text:span><text:span text:style-name="T4">.</text:span><text:span text:style-name="T5">id</text:span><text:span text:style-name="T4"><text:s/></text:span><text:span text:style-name="T1">AS</text:span><text:span text:style-name="T4"><text:s/></text:span><text:span text:style-name="T3">'ID POST'</text:span><text:span text:style-name="T4">, </text:span><text:span text:style-name="T7">COUNT</text:span><text:span text:style-name="T4">(</text:span><text:span text:style-name="T6">likes</text:span><text:span text:style-name="T4">.</text:span><text:span text:style-name="T5">post_id</text:span><text:span text:style-name="T4">) </text:span><text:span text:style-name="T1">AS</text:span><text:span text:style-name="T4"><text:s/></text:span><text:span text:style-name="T3">'Numero Like'</text:span></text:p>
      <text:p text:style-name="P4"><text:span text:style-name="T1">FROM</text:span><text:span text:style-name="T4"><text:s/></text:span>posts</text:p>
      <text:p text:style-name="P4"><text:span text:style-name="T1">JOIN</text:span><text:span text:style-name="T4"><text:s/></text:span>likes<text:span text:style-name="T4"><text:s/></text:span><text:span text:style-name="T1">ON</text:span><text:span text:style-name="T4"><text:s/></text:span>posts<text:span text:style-name="T4">.</text:span><text:span text:style-name="T5">id</text:span><text:span text:style-name="T4"><text:s/>= </text:span>likes<text:span text:style-name="T4">.</text:span><text:span text:style-name="T5">post_id</text:span></text:p>
      <text:p text:style-name="P3"><text:span text:style-name="T3">GROUP</text:span><text:span text:style-name="T4"><text:s/></text:span><text:span text:style-name="T3">BY</text:span><text:span text:style-name="T4"><text:s/></text:span><text:span text:style-name="T6">posts</text:span><text:span text:style-name="T4">.</text:span><text:span text:style-name="T5">id</text:span><text:span text:style-name="T4"><text:s/></text:span><text:span text:style-name="T2">;</text:span></text:p>
      <text:p text:style-name="P1"/>
      <text:p text:style-name="P1"/>
      <text:p text:style-name="P2">/* Ordina gli utenti per il numero di media caricati (25) */</text:p>
      <text:p text:style-name="P6"><text:span text:style-name="T1">SELECT</text:span><text:span text:style-name="T4"><text:s/></text:span>username<text:span text:style-name="T4">, </text:span><text:span text:style-name="T7">COUNT</text:span><text:span text:style-name="T4">(</text:span><text:span text:style-name="T6">medias</text:span><text:span text:style-name="T4">.</text:span>id<text:span text:style-name="T4">) </text:span></text:p>
      <text:p text:style-name="P4"><text:span text:style-name="T1">FROM</text:span><text:span text:style-name="T4"><text:s/></text:span>users</text:p>
      <text:p text:style-name="P3"><text:span text:style-name="T3">LEFT</text:span><text:span text:style-name="T4"><text:s/></text:span><text:span text:style-name="T3">JOIN</text:span><text:span text:style-name="T4"><text:s/></text:span><text:span text:style-name="T6">medias</text:span><text:span text:style-name="T4"><text:s/></text:span></text:p>
      <text:p text:style-name="P4"><text:span text:style-name="T1">ON</text:span><text:span text:style-name="T4"><text:s/></text:span>users<text:span text:style-name="T4">.</text:span><text:span text:style-name="T5">id</text:span><text:span text:style-name="T4"><text:s/>= </text:span>medias<text:span text:style-name="T4">.</text:span><text:span text:style-name="T5">user_id</text:span></text:p>
      <text:p text:style-name="P6"><text:span text:style-name="T1">GROUP</text:span><text:span text:style-name="T4"><text:s/></text:span><text:span text:style-name="T1">BY</text:span><text:span text:style-name="T4"><text:s/></text:span>username</text:p>
      <text:p text:style-name="P3"><text:span text:style-name="T3">ORDER</text:span><text:span text:style-name="T4"><text:s/></text:span><text:span text:style-name="T3">BY</text:span><text:span text:style-name="T4"><text:s/></text:span><text:span text:style-name="T7">COUNT</text:span><text:span text:style-name="T4">(</text:span><text:span text:style-name="T6">medias</text:span><text:span text:style-name="T4">.</text:span><text:span text:style-name="T5">id</text:span><text:span text:style-name="T4">) </text:span><text:span text:style-name="T3">DESC</text:span><text:span text:style-name="T2">;</text:span></text:p>
      <text:p text:style-name="P1"/>
      <text:p text:style-name="P1"/>
      <text:p text:style-name="P2">/* Ordina gli utenti per totale di likes ricevuti nei loro posts (25) */</text:p>
      <text:p text:style-name="P6"><text:span text:style-name="T1">SELECT</text:span><text:span text:style-name="T4"><text:s/></text:span>username<text:span text:style-name="T4">, </text:span><text:span text:style-name="T7">COUNT</text:span><text:span text:style-name="T4">(</text:span><text:span text:style-name="T6">likes</text:span><text:span text:style-name="T4">.</text:span>post_id<text:span text:style-name="T4">) </text:span></text:p>
      <text:p text:style-name="P4"><text:span text:style-name="T1">FROM</text:span><text:span text:style-name="T4"><text:s/></text:span>users</text:p>
      <text:p text:style-name="P3"><text:span text:style-name="T3">LEFT</text:span><text:span text:style-name="T4"><text:s/></text:span><text:span text:style-name="T3">JOIN</text:span><text:span text:style-name="T4"><text:s/></text:span><text:span text:style-name="T6">likes</text:span><text:span text:style-name="T4"><text:s/></text:span></text:p>
      <text:p text:style-name="P4"><text:span text:style-name="T1">ON</text:span><text:span text:style-name="T4"><text:s/></text:span>users<text:span text:style-name="T4">.</text:span><text:span text:style-name="T5">id</text:span><text:span text:style-name="T4"><text:s/>= </text:span>likes<text:span text:style-name="T4">.</text:span><text:span text:style-name="T5">user_id</text:span></text:p>
      <text:p text:style-name="P6"><text:span text:style-name="T1">GROUP</text:span><text:span text:style-name="T4"><text:s/></text:span><text:span text:style-name="T1">BY</text:span><text:span text:style-name="T4"><text:s/></text:span>username</text:p>
      <text:p text:style-name="P3"><text:span text:style-name="T3">ORDER</text:span><text:span text:style-name="T4"><text:s/></text:span><text:span text:style-name="T3">BY</text:span><text:span text:style-name="T4"><text:s/></text:span><text:span text:style-name="T7">COUNT</text:span><text:span text:style-name="T4">(</text:span><text:span text:style-name="T6">likes</text:span><text:span text:style-name="T4">.</text:span><text:span text:style-name="T5">post_id</text:span><text:span text:style-name="T4">) </text:span><text:span text:style-name="T3">DESC</text:span><text:span text:style-name="T2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7</meta:generator>
  </office:meta>
</office:document-meta>
</file>